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A000000463D61D64E.png"/>
  <manifest:file-entry manifest:media-type="image/png" manifest:full-path="Pictures/1000020100000341000000CE586A8A8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338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2D/3D &amp; Multimedia across Devices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515cm" svg:height="2.338cm" svg:x="1.155cm" svg:y="0.837cm" presentation:class="title">
          <draw:text-box>
            <text:p>Ticket to Ride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Video game adapted from the board game</text:p>
              </text:list-item>
              <text:list-item>
                <text:p>Solo game offline</text:p>
              </text:list-item>
              <text:list-item>
                <text:p>Multiplayers game online</text:p>
                <text:list>
                  <text:list-item>
                    <text:p>Client <text:s/>and server written in Java</text:p>
                  </text:list-item>
                </text:list>
              </text:list-item>
              <text:list-item>
                <text:p>Available as Java applet, plain installer, via Steam (Windows, MacOS, Linux), via Google Play, via Amazon App st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515cm" svg:height="2.338cm" svg:x="1.155cm" svg:y="0.837cm" presentation:class="title">
          <draw:text-box>
            <text:p>Ticket to Ride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Java + JOGL + JOAL</text:p>
              </text:list-item>
              <text:list-item>
                <text:p>Runs (almost) everywhere:</text:p>
                <text:list>
                  <text:list-item>
                    <text:p>Applet (no JOGL, but code shared with other clients)</text:p>
                  </text:list-item>
                  <text:list-item>
                    <text:p>Desktop (Windows, MacOS, Linux)</text:p>
                  </text:list-item>
                  <text:list-item>
                    <text:p>Mobile &amp; tablets (Android) with a few platform-specific optimizations like native image load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image-width="0cm" draw:fill-image-height="0cm" draw:shadow="hidden" draw:shadow-offset-x="0.3cm" draw:shadow-offset-y="0.3cm" draw:shadow-color="#808080"/>
      <style:paragraph-properties fo:text-align="center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6633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633" style:text-outline="false" style:text-line-through-style="none" fo:font-family="Arial" style:font-family-generic="roman" style:font-pitch="variable" fo:font-size="42pt" fo:font-style="normal" fo:text-shadow="none" style:text-underline-style="none" fo:font-weight="normal" style:letter-kerning="true" style:font-family-asian="'DejaVu Sans'" style:font-family-generic-asian="system" style:font-pitch-asian="variable" style:font-size-asian="42pt" style:font-style-asian="normal" style:font-weight-asian="normal" style:font-family-complex="'DejaVu Sans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515cm" svg:height="2.338cm" svg:x="1.155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Default-outline1" draw:layer="backgroundobjects" svg:width="25.329cm" svg:height="12.18cm" svg:x="1.27cm" svg:y="3.81cm" presentation:class="outline" presentation:placeholder="true">
        <draw:text-box/>
      </draw:frame>
      <draw:frame draw:style-name="Mgr3" draw:text-style-name="MP4" draw:layer="backgroundobjects" svg:width="6.299cm" svg:height="1.27cm" svg:x="20.574cm" svg:y="19.304cm">
        <draw:image xlink:href="Pictures/100002010000015A000000463D61D64E.png" xlink:type="simple" xlink:show="embed" xlink:actuate="onLoad">
          <text:p/>
        </draw:image>
      </draw:frame>
      <draw:frame draw:style-name="Mgr3" draw:text-style-name="MP4" draw:layer="backgroundobjects" svg:width="6.35cm" svg:height="1.569cm" svg:x="0.762cm" svg:y="19.005cm">
        <draw:image xlink:href="Pictures/1000020100000341000000CE586A8A8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text:span text:style-name="MT1"> </text:span><text:span text:style-name="MT1"><text:page-number>&lt;numéro&gt;</text:page-number></text:span><text:span text:style-name="MT1"> </text:span><text:span text:style-name="MT1"><text:page-number>&lt;numéro&gt;</text:page-number></text:span><text:span text:style-name="MT1"> </text:span><text:span text:style-name="MT1"><text:page-number>&lt;numéro&gt;</text:page-number></text:span><text:span text:style-name="MT1"> </text:span><text:span text:style-name="MT1"><text:page-number>&lt;numéro&gt;</text:page-number></text:span><text:span text:style-name="MT1"> </text:span><text:span text:style-name="MT1"><text:page-number>&lt;numéro&gt;</text:page-number></text:span><text:span text:style-name="MT1"><text:page-number>&lt;numéro&gt;</text:page-number></text:span><text:span text:style-name="MT1"><text:page-number>&lt;numéro&gt;</text:page-number></text:span><text:span text:style-name="MT1"><text:page-number>&lt;numéro&gt;</text:page-number></text:span><text:span text:style-name="MT1"><text:page-number>&lt;numéro&gt;</text:page-number></text:span><text:span text:style-name="MT1"><text:page-number>&lt;numéro&gt;</text:page-number></text:span><text:span text:style-name="MT1"><text:page-number>&lt;numéro&gt;</text:page-number></text:span><text:span text:style-name="MT1"><text:page-number>&lt;numéro&gt;</text:page-number></text:span><text:span text:style-name="MT1"><text:page-number>&lt;numéro&gt;</text:page-number></text:span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 Brayet</meta:initial-creator>
    <meta:creation-date>2013-07-15T23:12:26</meta:creation-date>
    <meta:editing-duration>PT43S</meta:editing-duration>
    <meta:editing-cycles>2</meta:editing-cycles>
    <dc:date>2013-07-15T23:13:05</dc:date>
    <dc:creator>Eric Brayet</dc:creator>
    <meta:document-statistic meta:object-count="67"/>
    <meta:generator>OpenOffice.org/3.4.1$Unix OpenOffice.org_project/341m1$Build-9593</meta:generator>
  </office:meta>
</office:document-meta>
</file>